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Quiz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2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2/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/>
          <table:table-cell table:formula="of:=75/100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Chi-Su-Gutierrez</text:p>
          </table:table-cell>
          <table:table-cell office:value-type="string" calcext:value-type="string">
            <text:p>jchisugu@poets.whittier.edu</text:p>
          </table:table-cell>
          <table:table-cell table:number-columns-repeated="2"/>
          <table:table-cell table:number-columns-repeated="2" office:value-type="string" calcext:value-type="string">
            <text:p>NC</text:p>
          </table:table-cell>
          <table:table-cell table:formula="of:=9/10" office:value-type="float" office:value="0.9" calcext:value-type="float">
            <text:p>0.9</text:p>
          </table:table-cell>
          <table:table-cell table:formula="of:=4/16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table:number-columns-repeated="2"/>
          <table:table-cell table:formula="of:=85/100" office:value-type="float" office:value="0.85" calcext:value-type="float">
            <text:p>0.85</text:p>
          </table:table-cell>
          <table:table-cell table:formula="of:=10.5/16" office:value-type="float" office:value="0.65625" calcext:value-type="float">
            <text:p>0.65625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formula="of:=9/16" office:value-type="float" office:value="0.5625" calcext:value-type="float">
            <text:p>0.562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6" office:value-type="float" office:value="0.625" calcext:value-type="float">
            <text:p>0.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1-15">00/00/0000</text:date>, <text:time style:data-style-name="N2" text:time-value="20:09:47.585990952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meta:initial-creator>Jordan Hanson</meta:initial-creator>
    <meta:creation-date>2020-11-02T18:14:35</meta:creation-date>
    <dc:date>2020-11-15T21:41:14.366918082</dc:date>
    <meta:editing-duration>P1DT8H30M16S</meta:editing-duration>
    <meta:editing-cycles>46</meta:editing-cycles>
    <meta:document-statistic meta:table-count="1" meta:cell-count="84" meta:object-count="0"/>
  </office:meta>
</office:document-meta>
</file>